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Y10" svg:font-family="CMSY10"/>
    <style:font-face style:name="SFRM1200" svg:font-family="SFRM1200"/>
    <style:font-face style:name="F" svg:font-family="" style:font-family-generic="roman"/>
    <style:font-face style:name="Arial1" svg:font-family="Arial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fdc" officeooo:paragraph-rsid="00071fdc"/>
    </style:style>
    <style:style style:name="P2" style:family="paragraph" style:parent-style-name="Standard">
      <style:text-properties officeooo:paragraph-rsid="00071fdc"/>
    </style:style>
    <style:style style:name="P3" style:family="paragraph" style:parent-style-name="Standard">
      <style:text-properties style:text-underline-style="none" officeooo:rsid="00071fdc" officeooo:paragraph-rsid="00071fdc"/>
    </style:style>
    <style:style style:name="P4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5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beration Serif" fo:font-size="12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Liberation Serif" fo:font-size="12pt"/>
    </style:style>
    <style:style style:name="P10" style:family="paragraph">
      <loext:graphic-properties draw:fill="none" draw:fill-color="#ffffff"/>
      <style:text-properties style:font-name="Liberation Serif"/>
    </style:style>
    <style:style style:name="T1" style:family="text">
      <style:text-properties officeooo:rsid="00071fdc"/>
    </style:style>
    <style:style style:name="T2" style:family="text">
      <style:text-properties style:text-underline-style="solid" style:text-underline-width="auto" style:text-underline-color="font-color" officeooo:rsid="00071fdc"/>
    </style:style>
    <style:style style:name="T3" style:family="text">
      <style:text-properties style:text-underline-style="none" officeooo:rsid="00071fdc"/>
    </style:style>
    <style:style style:name="T4" style:family="text">
      <style:text-properties style:text-underline-style="none" officeooo:rsid="001c42b9"/>
    </style:style>
    <style:style style:name="T5" style:family="text">
      <style:text-properties style:text-underline-style="none" officeooo:rsid="001ee45b"/>
    </style:style>
    <style:style style:name="T6" style:family="text">
      <style:text-properties style:font-name="0" fo:font-size="12pt" fo:font-style="normal" style:text-underline-style="none" fo:font-weight="normal" style:font-size-asian="12pt" style:font-style-asian="normal" style:font-weight-asian="normal"/>
    </style:style>
    <style:style style:name="T7" style:family="text">
      <style:text-properties officeooo:rsid="00150098"/>
    </style:style>
    <style:style style:name="T8" style:family="text">
      <style:text-properties style:font-name="Liberation Serif" fo:font-size="1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font-name="Liberation Serif" fo:font-size="12pt" style:text-underline-style="solid" style:text-underline-width="auto" style:text-underline-color="font-color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text-underline-style="none"/>
    </style:style>
    <style:style style:name="T14" style:family="text">
      <style:text-properties style:font-name="Liberation Serif" fo:font-size="12pt" style:text-underline-style="none" style:font-name-asian="SFRM1200" style:font-size-asian="12pt" style:font-name-complex="SFRM1200" style:font-size-complex="12pt"/>
    </style:style>
    <style:style style:name="T15" style:family="text">
      <style:text-properties style:font-name="Liberation Serif" style:text-underline-style="none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start="Extrémités_20_de_20_flèche_20_1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6" svg:x1="0.732cm" svg:y1="2.446cm" svg:x2="1.949cm" svg:y2="1.52cm"><text:p/></draw:line><draw:frame text:anchor-type="paragraph" draw:z-index="1" draw:name="Forme2" draw:style-name="gr2" draw:text-style-name="P7" svg:width="19.395cm" svg:height="1.95cm" svg:x="8.167cm" svg:y="2.05cm"><draw:text-box><text:p><text:span text:style-name="T8">R2(idCine,numSalle,salleCompatible3D,nbPlacesHandicapee,nbPlacesStandard,nbPlacesDBox,</text:span></text:p><text:p><text:span text:style-name="T8">idAct,nomA,prenomA,idFilm,nomFilm,dateSortie,role,public,duree,compatible3D,horaire,</text:span></text:p><text:p><text:span text:style-name="T8">idSeance,dateProjection,diffusion3D,idClient,nomC,prenomC,numReservation,nbPlacesHandicapeeRes,nbPlacesStandardRes,nbPlacesDBoxRes,idReal,nomR,prenomR)</text:span></text:p></draw:text-box></draw:frame><draw:line text:anchor-type="paragraph" draw:z-index="2" draw:name="Forme3" draw:style-name="gr1" draw:text-style-name="P6" svg:x1="14.119cm" svg:y1="1.759cm" svg:x2="12.92cm" svg:y2="1.15cm"><text:p/></draw:line>R(idCine,franchise,nbSalles,numSalle,salleCompatible3D,nbPlacesHandicapee,nbPlacesStandard,nbPlacesDBox,idPers,nomP,prenomP,idFilm,nomFilm,dateSortie,role,public,duree,compatible3D,horaire,idSeance,dateProjection,diffusion3D,idClient,nomC,prenomC,numReservation,nbPlacesHandicapeeRes,nbPlacesStandardRes,nbPlacesDBoxRes,<text:span text:style-name="T7">idReal,nomR,prenomR</text:span>)<text:line-break/><text:line-break/></text:p>
      <text:p text:style-name="P2"><draw:line text:anchor-type="paragraph" draw:z-index="3" draw:name="Forme1" draw:style-name="gr1" draw:text-style-name="P6" svg:x1="2.584cm" svg:y1="2.278cm" svg:x2="7.929cm" svg:y2="0.796cm"><text:p/></draw:line><draw:line text:anchor-type="paragraph" draw:z-index="4" draw:name="Forme1" draw:style-name="gr1" draw:text-style-name="P6" svg:x1="2.108cm" svg:y1="4.669cm" svg:x2="8.008cm" svg:y2="3.15cm"><text:p/></draw:line><draw:line text:anchor-type="paragraph" draw:z-index="6" draw:name="Forme3" draw:style-name="gr1" draw:text-style-name="P6" svg:x1="15.602cm" svg:y1="4.43cm" svg:x2="15.016cm" svg:y2="3.575cm"><text:p/></draw:line><draw:line text:anchor-type="paragraph" draw:z-index="7" draw:name="Forme1" draw:style-name="gr1" draw:text-style-name="P6" svg:x1="1.526cm" svg:y1="7.315cm" svg:x2="6.341cm" svg:y2="5.796cm"><text:p/></draw:line><draw:frame text:anchor-type="paragraph" draw:z-index="5" draw:name="Forme4" draw:style-name="gr3" draw:text-style-name="P8" svg:width="6.615cm" svg:height="1.463cm" svg:x="-1.676cm" svg:y="4.886cm"><draw:text-box><text:p>R31 = {<text:span text:style-name="T9">idAct</text:span><text:span text:style-name="T10">, nomP,prenomP}</text:span><text:span text:style-name="T10"><text:line-break/></text:span><text:span text:style-name="T10">DF31 = { 9 }</text:span></text:p></draw:text-box></draw:frame><draw:line text:anchor-type="paragraph" draw:z-index="9" draw:name="Forme3" draw:style-name="gr1" draw:text-style-name="P6" svg:x1="16.48cm" svg:y1="6.994cm" svg:x2="16cm" svg:y2="5.743cm"><text:p/></draw:line><draw:line text:anchor-type="paragraph" draw:z-index="10" draw:name="Forme1" draw:style-name="gr1" draw:text-style-name="P6" svg:x1="1.923cm" svg:y1="10.516cm" svg:x2="8.305cm" svg:y2="9.024cm"><text:p/></draw:line><draw:frame text:anchor-type="paragraph" draw:z-index="11" draw:name="Forme4" draw:style-name="gr5" draw:text-style-name="P8" svg:width="6.324cm" svg:height="1.107cm" svg:x="-1.993cm" svg:y="10.76cm"><draw:text-box><text:p>R51 ={<text:span text:style-name="T9">idClient</text:span><text:span text:style-name="T10">,nomC, prenomC}</text:span><text:span text:style-name="T10"><text:line-break/></text:span><text:span text:style-name="T10">DF31 = { 10 }</text:span></text:p></draw:text-box></draw:frame><draw:line text:anchor-type="paragraph" draw:z-index="13" draw:name="Forme1" draw:style-name="gr1" draw:text-style-name="P6" svg:x1="1.314cm" svg:y1="12.527cm" svg:x2="5.976cm" svg:y2="11.511cm"><text:p/></draw:line><draw:frame text:anchor-type="paragraph" draw:z-index="8" draw:name="Forme4" draw:style-name="gr4" draw:text-style-name="P8" svg:width="12.226cm" svg:height="1.678cm" svg:x="-1.782cm" svg:y="7.505cm"><draw:text-box><text:p>R41 ={<text:span text:style-name="T9">idFilm</text:span><text:span text:style-name="T10">,nomFilm,dateSortie,public,compatible3D,idReal,durree}</text:span><text:span text:style-name="T10"><text:line-break/></text:span><text:span text:style-name="T10">DF41 = { 5,6 }</text:span></text:p></draw:text-box></draw:frame><draw:frame text:anchor-type="paragraph" draw:z-index="15" draw:name="Forme4" draw:style-name="gr3" draw:text-style-name="P8" svg:width="6.615cm" svg:height="1.463cm" svg:x="-1.843cm" svg:y="2.432cm"><draw:text-box><text:p>R21 = {<text:span text:style-name="T9">idReal</text:span><text:span text:style-name="T10">, nomR,prenomR}</text:span><text:span text:style-name="T10"><text:line-break/></text:span><text:span text:style-name="T10">DF21 = { 8}</text:span></text:p></draw:text-box></draw:frame><draw:frame text:anchor-type="paragraph" draw:z-index="17" draw:name="Forme2" draw:style-name="gr2" draw:text-style-name="P7" svg:width="16.567cm" svg:height="1.95cm" svg:x="10.901cm" svg:y="7.101cm"><draw:text-box><text:p><text:span text:style-name="T8">R42(idCine,numSalle,salleCompatible3D,nbPlacesHandicapee,nbPlacesStandard,nbPlacesDBox,</text:span></text:p><text:p><text:span text:style-name="T8">idAct,idFilm,role,horaire,idSeance,dateProjection,diffusion3D,idClient,nomC,prenomC,numReservation,nbPlacesHandicapeeOn eRes,nbPlacesStandardRes,nbPlacesDBoxRes,)</text:span></text:p></draw:text-box></draw:frame><text:span text:style-name="T1">R1 = {</text:span><text:span text:style-name="T2">idCine</text:span><text:span text:style-name="T3">, adresse,ville,</text:span><text:span text:style-name="T6">franchise,nbSalles</text:span><text:span text:style-name="T3">} <text:s text:c="2"/><text:tab/><text:tab/><text:line-break/>DF</text:span><text:span text:style-name="T4">1</text:span><text:span text:style-name="T3"> = {(1),(2),</text:span><text:span text:style-name="T4">(</text:span><text:span text:style-name="T5">3)</text:span><text:span text:style-name="T3">}</text:span></text:p>
      <text:p text:style-name="P3"><draw:line text:anchor-type="paragraph" draw:z-index="35" draw:name="Forme3" draw:style-name="gr1" draw:text-style-name="P6" svg:x1="20.235cm" svg:y1="1.115cm" svg:x2="20.235cm" svg:y2="0.261cm"><text:p/></draw:line></text:p>
      <text:p text:style-name="P3"/>
      <text:p text:style-name="P3"><draw:frame text:anchor-type="paragraph" draw:z-index="14" draw:name="Forme2" draw:style-name="gr2" draw:text-style-name="P7" svg:width="19.395cm" svg:height="1.95cm" svg:x="8.167cm" svg:y="0.056cm"><draw:text-box><text:p><text:span text:style-name="T8">R22(idCine,numSalle,salleCompatible3D,nbPlacesHandicapee,nbPlacesStandard,nbPlacesDBox,</text:span></text:p><text:p><text:span text:style-name="T8">idPers,nomP,prenomP,idFilm,nomFilm,dateSortie,role,public,duree,compatible3D,horaire,</text:span></text:p><text:p><text:span text:style-name="T8">idSeance,dateProjection,diffusion3D,idClient,nomC,prenomC,numReservation,nbPlacesHandicapeeRes,nbPlacesStandardRes,nbPlacesDBoxRes,idReal)</text:span></text:p></draw:text-box></draw:frame></text:p>
      <text:p text:style-name="P3"/>
      <text:p text:style-name="P3"/>
      <text:p text:style-name="P3"/>
      <text:p text:style-name="P3"><draw:frame text:anchor-type="paragraph" draw:z-index="16" draw:name="Forme2" draw:style-name="gr2" draw:text-style-name="P7" svg:width="19.395cm" svg:height="1.95cm" svg:x="6.341cm" svg:y="0.321cm"><draw:text-box><text:p><text:span text:style-name="T8">R32(idCine,numSalle,salleCompatible3D,nbPlacesHandicapee,nbPlacesStandard,nbPlacesDBox,</text:span></text:p><text:p><text:span text:style-name="T8">idAct,idFilm,nomFilm,dateSortie,role,public,duree,compatible3D,horaire,</text:span></text:p><text:p><text:span text:style-name="T8">idSeance,dateProjection,diffusion3D,idClient,nomC,prenomC,numReservation,nbPlacesHandicapeeRes,nbPlacesStandardRes,nbPlacesDBoxRes,idReal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12" draw:name="Forme3" draw:style-name="gr1" draw:text-style-name="P6" svg:x1="13.619cm" svg:y1="1.586cm" svg:x2="13.619cm" svg:y2="0.335cm"><text:p/></draw:line></text:p>
      <text:p text:style-name="P3"/>
      <text:p text:style-name="P3"/>
      <text:p text:style-name="P3"><draw:frame text:anchor-type="paragraph" draw:z-index="19" draw:name="Forme2" draw:style-name="gr2" draw:text-style-name="P7" svg:width="16.567cm" svg:height="1.95cm" svg:x="7.004cm" svg:y="0.309cm"><draw:text-box><text:p><text:span text:style-name="T8">R52(idCine,numSalle,salleCompatible3D,nbPlacesHandicapee,nbPlacesStandard,nbPlacesDBox,</text:span></text:p><text:p><text:span text:style-name="T8">idAct,idFilm,role,horaire,idSeance,dateProjection,diffusion3D,idClient,numReservation,nbPlacesHandicapeeOn eRes,nbPlacesStandardRes,nbPlacesDBoxRes)</text:span></text:p></draw:text-box></draw:frame></text:p>
      <text:p text:style-name="P3"/>
      <text:p text:style-name="P3"/>
      <text:p text:style-name="P3"/>
      <text:p text:style-name="P3"><draw:line text:anchor-type="paragraph" draw:z-index="21" draw:name="Forme5" draw:style-name="gr6" draw:text-style-name="P6" svg:x1="17.396cm" svg:y1="4.751cm" svg:x2="17.371cm" svg:y2="0.011cm"><text:p/></draw:line></text:p>
      <text:p text:style-name="P3"/>
      <text:p text:style-name="P3"><draw:frame text:anchor-type="paragraph" draw:z-index="23" draw:name="Forme4" draw:style-name="gr7" draw:text-style-name="P8" svg:width="18.481cm" svg:height="0.976cm" svg:x="-1.856cm" svg:y="0.238cm"><draw:text-box><text:p>R61={<text:span text:style-name="T11">idCine,numSalle</text:span><text:span text:style-name="T8">,salleCompatible3D,nbPlacesHandicapee,nbPlacesStandard,nbPlacesDBox</text:span><text:span text:style-name="T10">}</text:span><text:span text:style-name="T10"><text:line-break/></text:span><text:span text:style-name="T10">DF71 = { 4 }</text:span></text:p></draw:text-box></draw:frame></text:p>
      <text:p text:style-name="P3"/>
      <text:p text:style-name="P3"/>
      <text:p text:style-name="P4"><draw:line text:anchor-type="paragraph" draw:z-index="18" draw:name="Forme3" draw:style-name="gr1" draw:text-style-name="P6" svg:x1="17.422cm" svg:y1="-0.108cm" svg:x2="17.422cm" svg:y2="-1.676cm"><text:p/></draw:line><draw:line text:anchor-type="paragraph" draw:z-index="20" draw:name="Forme3" draw:style-name="gr1" draw:text-style-name="P6" svg:x1="17.422cm" svg:y1="-0.108cm" svg:x2="17.422cm" svg:y2="-1.676cm"><text:p/></draw:line><draw:line text:anchor-type="paragraph" draw:z-index="22" draw:name="Forme6" draw:style-name="gr1" draw:text-style-name="P6" svg:x1="0.557cm" svg:y1="1.6cm" svg:x2="8.687cm" svg:y2="0.612cm"><text:p/></draw:line><draw:line text:anchor-type="paragraph" draw:z-index="24" draw:name="Forme3" draw:style-name="gr1" draw:text-style-name="P6" svg:x1="18.526cm" svg:y1="3.129cm" svg:x2="18.526cm" svg:y2="1.51cm"><text:p/></draw:line><draw:frame text:anchor-type="paragraph" draw:z-index="28" draw:name="Forme2" draw:style-name="gr8" draw:text-style-name="P7" svg:width="16.567cm" svg:height="1.292cm" svg:x="9.051cm" svg:y="-0.171cm"><draw:text-box><text:p><text:span text:style-name="T8">R62(idCine,idAct,idFilm,role,horaire,idSeance,dateProjection,diffusion3D,idClient,numReservation,nbPlacesHandicapeeRes,nbPlacesStandardRes,nbPlacesDBoxRes)</text:span></text:p></draw:text-box></draw:frame><text:soft-page-break/></text:p>
      <text:p text:style-name="P4"/>
      <text:p text:style-name="P4"/>
      <text:p text:style-name="P4"><draw:frame text:anchor-type="paragraph" draw:z-index="32" draw:name="Forme4" draw:style-name="gr7" draw:text-style-name="P7" svg:width="10.812cm" svg:height="0.976cm" svg:x="-1.69cm" svg:y="0.423cm"><draw:text-box><text:p text:style-name="P9"><text:span text:style-name="T12">R71={</text:span><text:span text:style-name="T11">idFilm,role</text:span><text:span text:style-name="T8">,idAct</text:span><text:span text:style-name="T15">}</text:span><text:span text:style-name="T15"><text:line-break/></text:span><text:span text:style-name="T15">DF71 = { 7 }</text:span></text:p></draw:text-box></draw:frame></text:p>
      <text:p text:style-name="P4"/>
      <text:p text:style-name="P4"/>
      <text:p text:style-name="P4"><draw:frame text:anchor-type="paragraph" draw:z-index="31" draw:name="Forme2" draw:style-name="gr8" draw:text-style-name="P7" svg:width="16.567cm" svg:height="1.292cm" svg:x="9.46cm" svg:y="0.106cm"><draw:text-box><text:p><text:span text:style-name="T8">R72(idCine,idFilm,role,horaire,idSeance,dateProjection,diffusion3D,idClient,numReservation,nbPlacesHandicapeeRes,nbPlacesStandardRes,nbPlacesDBoxRes)</text:span></text:p></draw:text-box></draw:frame></text:p>
      <text:p text:style-name="P4"><draw:line text:anchor-type="paragraph" draw:z-index="33" draw:name="Forme6" draw:style-name="gr1" draw:text-style-name="P6" svg:x1="0.822cm" svg:y1="1.898cm" svg:x2="9.241cm" svg:y2="0.139cm"><text:p/></draw:line></text:p>
      <text:p text:style-name="P4"><draw:line text:anchor-type="paragraph" draw:z-index="34" draw:name="Forme3" draw:style-name="gr1" draw:text-style-name="P6" svg:x1="18.068cm" svg:y1="2.133cm" svg:x2="18.072cm" svg:y2="0.323cm"><text:p/></draw:line></text:p>
      <text:p text:style-name="P4"/>
      <text:p text:style-name="P4"/>
      <text:p text:style-name="P4"><draw:frame text:anchor-type="paragraph" draw:z-index="25" draw:name="Forme4" draw:style-name="gr7" draw:text-style-name="P10" svg:width="18.481cm" svg:height="0.976cm" svg:x="-1.593cm" svg:y="0.33cm"><draw:text-box><text:p text:style-name="P9"><text:span text:style-name="T12">R81={</text:span><text:span text:style-name="T11">idSeance, idCine</text:span><text:span text:style-name="T13">,</text:span><text:span text:style-name="T14">horaire, dateProjection, numSalle, idFilm, diffusionEn3D</text:span><text:span text:style-name="T15">}</text:span><text:span text:style-name="T15"><text:line-break/></text:span><text:span text:style-name="T15">DF71 = { 12 }</text:span></text:p></draw:text-box></draw:frame></text:p>
      <text:p text:style-name="P4"/>
      <text:p text:style-name="P4"><draw:frame text:anchor-type="paragraph" draw:z-index="30" draw:name="Forme2" draw:style-name="gr8" draw:text-style-name="P7" svg:width="16.567cm" svg:height="1.292cm" svg:x="9.797cm" svg:y="0.067cm"><draw:text-box><text:p><text:span text:style-name="T8">R82(idCine,role,idSeance,idClient,numReservation,nbPlacesHandicapeeeRes,nbPlacesStandardRes,nbPlacesDBoxRes)</text:span></text:p></draw:text-box></draw:frame></text:p>
      <text:p text:style-name="P4"><draw:line text:anchor-type="paragraph" draw:z-index="26" draw:name="Forme3" draw:style-name="gr1" draw:text-style-name="P6" svg:x1="19.488cm" svg:y1="1.833cm" svg:x2="17.879cm" svg:y2="0.048cm"><text:p/></draw:line></text:p>
      <text:p text:style-name="P4"/>
      <text:p text:style-name="P4"><draw:frame text:anchor-type="paragraph" draw:z-index="27" draw:name="Forme4" draw:style-name="gr7" draw:text-style-name="P8" svg:width="18.481cm" svg:height="0.976cm" svg:x="-1.665cm" svg:y="0.358cm"><draw:text-box><text:p>R91={<text:span text:style-name="T9">idClient</text:span><text:span text:style-name="T10">,</text:span><text:span text:style-name="T9">numReservation</text:span><text:span text:style-name="T10">,</text:span><text:span text:style-name="T13">nbPlacesHandicapeRes,nbPlacesStandardRes,nbPlacesDBoxRes,</text:span><text:span text:style-name="T10">idSeance}</text:span><text:span text:style-name="T10"><text:line-break/></text:span><text:span text:style-name="T10">DF61 = { 11 }</text:span></text:p></draw:text-box></draw:frame><draw:frame text:anchor-type="paragraph" draw:z-index="29" draw:name="Forme2" draw:style-name="gr7" draw:text-style-name="P7" svg:width="10.783cm" svg:height="0.976cm" svg:x="16.916cm" svg:y="1.117cm"><draw:text-box><text:p><text:span text:style-name="T8">R92(idCine,role,idClient,numReservation)</text:span></text:p><text:p><text:span text:style-name="T8">DF82 = {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SY10" svg:font-family="CMSY10"/>
    <style:font-face style:name="SFRM1200" svg:font-family="SFRM1200"/>
    <style:font-face style:name="F" svg:font-family="" style:font-family-generic="roman"/>
    <style:font-face style:name="Arial1" svg:font-family="Arial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4:18:51.865000000</dc:date>
    <meta:editing-duration>PT55M37S</meta:editing-duration>
    <meta:editing-cycles>1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" meta:word-count="8" meta:character-count="414" meta:non-whitespace-character-count="401"/>
  </office:meta>
</office:document-meta>
</file>